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sans-serif" svg:font-family="sans-serif"/>
    <style:font-face style:name="Arial2" svg:font-family="Arial" style:font-family-generic="swiss"/>
    <style:font-face style:name="Liberation Serif" svg:font-family="'Liberation Serif'" style:font-family-generic="roman" style:font-pitch="variable"/>
    <style:font-face style:name="SFBX1728" svg:font-family="SFBX1728"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6fc7" officeooo:paragraph-rsid="00166fc7"/>
    </style:style>
    <style:style style:name="P2" style:family="paragraph" style:parent-style-name="Standard">
      <style:text-properties officeooo:rsid="00166fc7" officeooo:paragraph-rsid="001e70e3"/>
    </style:style>
    <style:style style:name="P3" style:family="paragraph" style:parent-style-name="Standard">
      <style:text-properties officeooo:paragraph-rsid="00167508"/>
    </style:style>
    <style:style style:name="P4" style:family="paragraph" style:parent-style-name="Standard">
      <style:text-properties officeooo:rsid="00190dcd" officeooo:paragraph-rsid="0019ddcb"/>
    </style:style>
    <style:style style:name="P5" style:family="paragraph" style:parent-style-name="Standard">
      <style:text-properties style:font-name="Liberation Serif" fo:font-size="12pt" officeooo:rsid="00167508" officeooo:paragraph-rsid="00167508" style:font-size-asian="12pt" style:font-size-complex="12pt"/>
    </style:style>
    <style:style style:name="P6" style:family="paragraph" style:parent-style-name="Standard">
      <style:text-properties style:font-name="Liberation Serif" fo:font-size="12pt" officeooo:rsid="00167508" officeooo:paragraph-rsid="001f979c" style:font-size-asian="12pt" style:font-size-complex="12pt"/>
    </style:style>
    <style:style style:name="P7" style:family="paragraph" style:parent-style-name="Standard">
      <style:text-properties style:font-name="Liberation Serif" fo:font-size="12pt" officeooo:rsid="001a20fc" officeooo:paragraph-rsid="001a20fc" style:font-size-asian="12pt" style:font-size-complex="12pt"/>
    </style:style>
    <style:style style:name="P8" style:family="paragraph" style:parent-style-name="Standard">
      <style:text-properties style:font-name="Liberation Serif" fo:font-size="12pt" officeooo:rsid="001c74d1" officeooo:paragraph-rsid="001c74d1" style:font-size-asian="12pt" style:font-size-complex="12pt"/>
    </style:style>
    <style:style style:name="P9" style:family="paragraph" style:parent-style-name="Standard">
      <style:text-properties style:font-name="Liberation Serif" fo:font-size="12pt" officeooo:rsid="001ca719" officeooo:paragraph-rsid="001f979c" style:font-size-asian="12pt" style:font-size-complex="12pt"/>
    </style:style>
    <style:style style:name="P10" style:family="paragraph" style:parent-style-name="Standard">
      <style:text-properties style:font-name="Liberation Serif" fo:font-size="12pt" officeooo:paragraph-rsid="001f979c" style:font-size-asian="12pt" style:font-size-complex="12pt"/>
    </style:style>
    <style:style style:name="P11" style:family="paragraph" style:parent-style-name="Standard">
      <style:text-properties style:font-name="Liberation Serif" fo:font-size="12pt" officeooo:rsid="001f979c" officeooo:paragraph-rsid="001f979c" style:font-size-asian="10.5pt" style:font-size-complex="12pt"/>
    </style:style>
    <style:style style:name="P12" style:family="paragraph" style:parent-style-name="Standard">
      <style:text-properties fo:color="#000000" loext:opacity="100%" style:font-name="Liberation Serif" fo:font-size="12pt" officeooo:rsid="001bc6fd" officeooo:paragraph-rsid="001f979c" style:font-size-asian="12pt" style:font-size-complex="12pt"/>
    </style:style>
    <style:style style:name="P13" style:family="paragraph" style:parent-style-name="Standard">
      <style:text-properties fo:color="#000000" loext:opacity="100%" style:font-name="Liberation Serif" fo:font-size="12pt" officeooo:rsid="001c74d1" officeooo:paragraph-rsid="001f979c" style:font-size-asian="12pt" style:font-size-complex="12pt"/>
    </style:style>
    <style:style style:name="P14" style:family="paragraph" style:parent-style-name="Standard">
      <style:text-properties fo:color="#000000" loext:opacity="100%" style:font-name="Liberation Serif" fo:font-size="12pt" officeooo:rsid="001e70e3" officeooo:paragraph-rsid="001e70e3" style:font-size-asian="12pt" style:font-size-complex="12pt"/>
    </style:style>
    <style:style style:name="P15" style:family="paragraph" style:parent-style-name="Standard">
      <style:text-properties officeooo:paragraph-rsid="001e70e3"/>
    </style:style>
    <style:style style:name="P16" style:family="paragraph" style:parent-style-name="Standard">
      <style:text-properties style:font-name="SFBX1728" fo:font-size="17pt" officeooo:rsid="001e70e3" officeooo:paragraph-rsid="001e70e3" style:font-size-asian="17pt" style:font-size-complex="12pt"/>
    </style:style>
    <style:style style:name="P17" style:family="paragraph" style:parent-style-name="Standard">
      <style:text-properties style:font-name="SFBX1728" fo:font-size="17pt" officeooo:rsid="001e70e3" officeooo:paragraph-rsid="001f979c" style:font-size-asian="17pt" style:font-size-complex="12pt"/>
    </style:style>
    <style:style style:name="P18" style:family="paragraph" style:parent-style-name="Standard">
      <style:text-properties officeooo:rsid="001f979c" officeooo:paragraph-rsid="001f979c"/>
    </style:style>
    <style:style style:name="P19" style:family="paragraph" style:parent-style-name="Standard">
      <style:text-properties officeooo:paragraph-rsid="001f979c"/>
    </style:style>
    <style:style style:name="P2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f979c" style:text-blinking="false" fo:background-color="transparent"/>
    </style:style>
    <style:style style:name="P2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1f979c" style:text-blinking="false" fo:background-color="transparent" style:font-size-asian="12pt" style:font-size-complex="12pt"/>
    </style:style>
    <style:style style:name="P22" style:family="paragraph" style:parent-style-name="Text_20_body">
      <style:paragraph-properties fo:margin-top="0cm" fo:margin-bottom="0cm" style:contextual-spacing="false" fo:line-height="138%" style:writing-mode="lr-tb"/>
      <style:text-properties officeooo:paragraph-rsid="001f979c"/>
    </style:style>
    <style:style style:name="P23" style:family="paragraph" style:parent-style-name="Text_20_body">
      <style:paragraph-properties fo:margin-top="0cm" fo:margin-bottom="0cm" style:contextual-spacing="false" fo:line-height="138%" style:writing-mode="lr-tb"/>
      <style:text-properties fo:color="#000000" loext:opacity="100%" style:font-name="Liberation Serif" fo:font-size="12pt" officeooo:rsid="001e70e3" officeooo:paragraph-rsid="001f979c" style:font-size-asian="12pt" style:font-size-complex="12pt"/>
    </style:style>
    <style:style style:name="P24" style:family="paragraph" style:parent-style-name="Text_20_body">
      <style:text-properties officeooo:paragraph-rsid="001e70e3"/>
    </style:style>
    <style:style style:name="P25" style:family="paragraph" style:parent-style-name="Text_20_body">
      <style:text-properties officeooo:paragraph-rsid="001c74d1"/>
    </style:style>
    <style:style style:name="P26" style:family="paragraph" style:parent-style-name="Text_20_body">
      <style:text-properties fo:font-variant="normal" fo:text-transform="none" fo:color="#ff0000" loext:opacity="100%" style:font-name="Arial" fo:font-size="13pt" fo:font-style="normal" style:text-underline-style="solid" style:text-underline-width="auto" style:text-underline-color="font-color" fo:font-weight="bold" officeooo:rsid="001c74d1" officeooo:paragraph-rsid="001f979c" fo:background-color="transparent" style:font-size-asian="12pt" style:font-size-complex="12pt"/>
    </style:style>
    <style:style style:name="P27" style:family="paragraph" style:parent-style-name="Text_20_body">
      <style:text-properties style:font-name="SFBX1728" fo:font-size="17pt" officeooo:rsid="001e70e3" officeooo:paragraph-rsid="001f979c" style:font-size-asian="17pt" style:font-size-complex="12pt"/>
    </style:style>
    <style:style style:name="P28" style:family="paragraph" style:parent-style-name="Standard">
      <style:text-properties style:font-name="SFBX1728" fo:font-size="17pt" officeooo:rsid="001e70e3" officeooo:paragraph-rsid="001e70e3" style:font-size-asian="17pt" style:font-size-complex="12pt"/>
    </style:style>
    <style:style style:name="P29" style:family="paragraph" style:parent-style-name="Standard">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officeooo:paragraph-rsid="001e70e3" style:text-blinking="false" fo:background-color="transparent" style:font-size-asian="12pt" style:font-size-complex="12pt"/>
    </style:style>
    <style:style style:name="P30" style:family="paragraph" style:parent-style-name="Standard">
      <style:text-properties officeooo:paragraph-rsid="001f979c"/>
    </style:style>
    <style:style style:name="P31" style:family="paragraph" style:parent-style-name="Standard">
      <style:text-properties officeooo:paragraph-rsid="00214f55"/>
    </style:style>
    <style:style style:name="P32" style:family="paragraph" style:parent-style-name="Standard">
      <style:text-properties officeooo:paragraph-rsid="0022e61f"/>
    </style:style>
    <style:style style:name="T1" style:family="text">
      <style:text-properties officeooo:rsid="00167508"/>
    </style:style>
    <style:style style:name="T2"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202122" loext:opacity="100%" style:font-name="Liberation Serif" fo:font-size="12pt" fo:letter-spacing="normal" fo:font-style="italic" fo:font-weight="normal" style:font-size-asian="12pt" style:font-size-complex="12pt"/>
    </style:style>
    <style:style style:name="T4" style:family="text">
      <style:text-properties fo:font-variant="normal" fo:text-transform="none" fo:color="#202122" loext:opacity="100%" style:font-name="Liberation Serif" fo:font-size="12pt" fo:letter-spacing="normal" style:font-size-asian="12pt" style:font-size-complex="12pt"/>
    </style:style>
    <style:style style:name="T5" style:family="text">
      <style:text-properties fo:font-variant="normal" fo:text-transform="none" fo:color="#202122" loext:opacity="100%" style:font-name="sans-serif" fo:font-size="6.59999990463257pt" fo:letter-spacing="normal" fo:font-style="normal" fo:font-weight="normal" style:font-size-asian="12pt" style:font-size-complex="12pt"/>
    </style:style>
    <style:style style:name="T6" style:family="text">
      <style:text-properties fo:font-variant="normal" fo:text-transform="none" fo:color="#202122" loext:opacity="100%" style:font-name="sans-serif" fo:font-size="10pt" fo:letter-spacing="normal" fo:font-style="normal" fo:font-weight="normal" style:font-size-asian="12pt" style:font-size-complex="12pt"/>
    </style:style>
    <style:style style:name="T7" style:family="text">
      <style:text-properties fo:font-variant="normal" fo:text-transform="none" fo:color="#202122" loext:opacity="100%" style:font-name="sans-serif" fo:font-size="8.39999961853027pt" fo:letter-spacing="normal" fo:font-style="normal" fo:font-weight="normal"/>
    </style:style>
    <style:style style:name="T8" style:family="text">
      <style:text-properties fo:font-variant="normal" fo:text-transform="none" fo:color="#202122" loext:opacity="100%" style:font-name="Liberation Serif" fo:font-size="6.59999990463257pt" fo:letter-spacing="normal" fo:font-style="normal" fo:font-weight="normal" style:font-size-asian="12pt" style:font-size-complex="12pt"/>
    </style:style>
    <style:style style:name="T9" style:family="text">
      <style:text-properties fo:font-variant="normal" fo:text-transform="none" fo:color="#202122" loext:opacity="100%" style:font-name="Liberation Serif" fo:font-size="12pt" fo:letter-spacing="normal" style:font-size-asian="12pt" style:font-size-complex="12pt"/>
    </style:style>
    <style:style style:name="T10"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11" style:family="text">
      <style:text-properties fo:font-variant="normal" fo:text-transform="none" fo:color="#202122" loext:opacity="100%" style:font-name="Liberation Serif" fo:font-size="10pt" fo:letter-spacing="normal" fo:font-style="normal" fo:font-weight="normal" style:font-size-asian="12pt" style:font-size-complex="12pt"/>
    </style:style>
    <style:style style:name="T12" style:family="text">
      <style:text-properties fo:font-variant="normal" fo:text-transform="none" fo:color="#202122" loext:opacity="100%" style:font-name="Liberation Serif" fo:font-size="8.39999961853027pt" fo:letter-spacing="normal" fo:font-style="normal" fo:font-weight="normal"/>
    </style:style>
    <style:style style:name="T13"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loext:padding="0cm" loext:border="none"/>
    </style:style>
    <style:style style:name="T14"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e70e3"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font-style="normal" style:text-underline-style="none" fo:font-weight="normal" officeooo:rsid="001f979c"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fo:font-weight="normal" officeooo:rsid="001e70e3"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eaf3ff" loext:char-shading-value="0" style:font-size-asian="12pt" style:font-size-complex="12pt"/>
    </style:style>
    <style:style style:name="T19"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20"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21"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2" style:family="text">
      <style:text-properties fo:font-variant="normal" fo:text-transform="none" fo:color="#000000" loext:opacity="100%" style:font-name="Liberation Serif" fo:font-size="15pt" fo:font-style="normal" style:text-underline-style="solid" style:text-underline-width="auto" style:text-underline-color="font-color" fo:font-weight="bold" officeooo:rsid="001e70e3" fo:background-color="transparent" loext:char-shading-value="0" style:font-size-asian="15pt" style:font-size-complex="15pt"/>
    </style:style>
    <style:style style:name="T23"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24" style:family="text">
      <style:text-properties fo:font-variant="normal" fo:text-transform="none" fo:color="#000000" loext:opacity="100%" style:font-name="Liberation Serif" fo:font-size="12pt" fo:letter-spacing="normal" style:font-size-asian="12pt" style:font-size-complex="12pt"/>
    </style:style>
    <style:style style:name="T25" style:family="text">
      <style:text-properties fo:font-variant="normal" fo:text-transform="none" fo:color="#000000" loext:opacity="100%" style:font-name="Liberation Serif" fo:font-size="12pt" fo:letter-spacing="normal" fo:font-weight="normal" style:font-size-asian="12pt" style:font-size-complex="12pt"/>
    </style:style>
    <style:style style:name="T26" style:family="text">
      <style:text-properties fo:font-variant="normal" fo:text-transform="none" fo:color="#1155cc" loext:opacity="100%" style:text-line-through-style="none" style:text-line-through-type="none" style:font-name="Liberation Serif"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fo:font-variant="normal" fo:text-transform="none" fo:color="#1155cc" loext:opacity="100%" style:text-line-through-style="none" style:text-line-through-type="none" fo:font-style="normal" style:text-underline-style="solid" style:text-underline-width="auto" style:text-underline-color="font-color" fo:font-weight="normal" style:text-blinking="false" fo:background-color="transparent" loext:char-shading-value="0"/>
    </style:style>
    <style:style style:name="T28" style:family="text">
      <style:text-properties fo:font-variant="normal" fo:text-transform="none" fo:color="#0645ad" loext:opacity="100%" style:text-line-through-style="none" style:text-line-through-type="none" style:font-name="sans-serif" fo:font-size="6.59999990463257pt" fo:letter-spacing="normal" fo:font-style="normal" style:text-underline-style="none" fo:font-weight="normal" style:text-blinking="false" fo:background-color="#eaf3ff" loext:char-shading-value="0" style:font-size-asian="12pt" style:font-size-complex="12pt"/>
    </style:style>
    <style:style style:name="T29" style:family="text">
      <style:text-properties fo:font-variant="normal" fo:text-transform="none" fo:color="#0645ad" loext:opacity="100%" style:text-line-through-style="none" style:text-line-through-type="none" style:font-name="sans-serif" fo:font-size="10pt" fo:letter-spacing="normal" fo:font-style="normal" style:text-underline-style="none" fo:font-weight="normal" style:text-blinking="false" style:font-size-asian="12pt" style:font-size-complex="12pt"/>
    </style:style>
    <style:style style:name="T30" style:family="text">
      <style:text-properties fo:font-variant="normal" fo:text-transform="none" fo:color="#0645ad" loext:opacity="100%" style:text-line-through-style="none" style:text-line-through-type="none" style:font-name="Liberation Serif" fo:font-size="6.59999990463257pt" fo:letter-spacing="normal" fo:font-style="normal" style:text-underline-style="none" fo:font-weight="normal" style:text-blinking="false" fo:background-color="#eaf3ff" loext:char-shading-value="0" style:font-size-asian="12pt" style:font-size-complex="12pt"/>
    </style:style>
    <style:style style:name="T31" style:family="text">
      <style:text-properties fo:font-variant="normal" fo:text-transform="none" fo:color="#0645ad" loext:opacity="100%" style:text-line-through-style="none" style:text-line-through-type="none" style:font-name="Liberation Serif" fo:font-size="10pt" fo:letter-spacing="normal" fo:font-style="normal" style:text-underline-style="none" fo:font-weight="normal" style:text-blinking="false" style:font-size-asian="12pt" style:font-size-complex="12pt"/>
    </style:style>
    <style:style style:name="T32" style:family="text">
      <style:text-properties fo:font-variant="normal" fo:text-transform="none" fo:color="#0645ad" loext:opacity="100%" style:text-line-through-style="none" style:text-line-through-type="none" style:font-name="Liberation Serif" fo:font-size="12pt" fo:letter-spacing="normal" fo:font-style="normal" style:text-underline-style="none" fo:font-weight="normal" style:text-blinking="false" fo:background-color="#eaf3ff" loext:char-shading-value="0" style:font-size-asian="12pt" style:font-size-complex="12pt"/>
    </style:style>
    <style:style style:name="T33" style:family="text">
      <style:text-properties fo:font-variant="normal" fo:text-transform="none" fo:color="#0645ad" loext:opacity="1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34" style:family="text">
      <style:text-properties fo:font-variant="normal" fo:text-transform="none" fo:color="#3366bb" loext:opacity="100%" style:text-line-through-style="none" style:text-line-through-type="none" style:font-name="sans-serif" fo:font-size="10pt" fo:letter-spacing="normal" fo:font-style="normal" style:text-underline-style="none" fo:font-weight="normal" style:text-blinking="false" style:font-size-asian="12pt" style:font-size-complex="12pt" loext:padding="0cm" loext:border="none"/>
    </style:style>
    <style:style style:name="T35" style:family="text">
      <style:text-properties fo:font-variant="normal" fo:text-transform="none" fo:color="#3366bb" loext:opacity="100%" style:text-line-through-style="none" style:text-line-through-type="none" style:font-name="Liberation Serif" fo:font-size="10pt" fo:letter-spacing="normal" fo:font-style="normal" style:text-underline-style="none" fo:font-weight="normal" style:text-blinking="false" style:font-size-asian="12pt" style:font-size-complex="12pt" loext:padding="0cm" loext:border="none"/>
    </style:style>
    <style:style style:name="T36" style:family="text">
      <style:text-properties fo:font-variant="normal" fo:text-transform="none" fo:color="#3366bb" loext:opacity="100%"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37" style:family="text">
      <style:text-properties fo:color="#202122" loext:opacity="100%" style:font-name="Liberation Serif" fo:font-size="12pt" fo:letter-spacing="normal" fo:font-style="italic" fo:font-weight="normal" style:font-size-asian="12pt" style:font-size-complex="12pt"/>
    </style:style>
    <style:style style:name="T38" style:family="text">
      <style:text-properties fo:color="#202122" loext:opacity="100%" style:font-name="sans-serif" fo:font-size="6.59999990463257pt" fo:letter-spacing="normal" fo:font-weight="normal" style:font-size-asian="12pt" style:font-size-complex="12pt"/>
    </style:style>
    <style:style style:name="T39" style:family="text">
      <style:text-properties fo:color="#202122" loext:opacity="100%" style:font-name="sans-serif" fo:font-size="6.59999990463257pt" fo:letter-spacing="normal" fo:font-style="italic" fo:font-weight="normal" style:font-size-asian="12pt" style:font-size-complex="12pt"/>
    </style:style>
    <style:style style:name="T40" style:family="text">
      <style:text-properties fo:color="#202122" loext:opacity="100%" style:font-name="Liberation Serif" fo:font-size="6.59999990463257pt" fo:letter-spacing="normal" fo:font-weight="normal" style:font-size-asian="12pt" style:font-size-complex="12pt"/>
    </style:style>
    <style:style style:name="T41" style:family="text">
      <style:text-properties fo:color="#202122" loext:opacity="100%" style:font-name="Liberation Serif" fo:font-size="6.59999990463257pt" fo:letter-spacing="normal" fo:font-style="italic" fo:font-weight="normal" style:font-size-asian="12pt" style:font-size-complex="12pt"/>
    </style:style>
    <style:style style:name="T42" style:family="text">
      <style:text-properties fo:color="#202122" loext:opacity="100%" style:font-name="Liberation Serif" fo:font-size="12pt" fo:letter-spacing="normal" fo:font-weight="normal" style:font-size-asian="12pt" style:font-size-complex="12pt"/>
    </style:style>
    <style:style style:name="T43" style:family="text">
      <style:text-properties fo:color="#202122" loext:opacity="100%" style:font-name="Liberation Serif" fo:font-size="12pt" fo:letter-spacing="normal" fo:font-style="italic" fo:font-weight="normal" style:font-size-asian="12pt" style:font-size-complex="12pt"/>
    </style:style>
    <style:style style:name="T44" style:family="text">
      <style:text-properties style:font-name="Liberation Serif" fo:font-size="12pt" style:font-size-asian="12pt" style:font-size-complex="12pt"/>
    </style:style>
    <style:style style:name="T45" style:family="text">
      <style:text-properties style:font-name="Liberation Serif" fo:font-size="12pt" officeooo:rsid="00167508" style:font-size-asian="12pt" style:font-size-complex="12pt"/>
    </style:style>
    <style:style style:name="T46" style:family="text">
      <style:text-properties style:font-name="Liberation Serif" fo:font-size="12pt" officeooo:rsid="00179a1b" style:font-size-asian="12pt" style:font-size-complex="12pt"/>
    </style:style>
    <style:style style:name="T47" style:family="text">
      <style:text-properties style:font-name="Liberation Serif" fo:font-size="12pt" officeooo:rsid="00190dcd" style:font-size-asian="12pt" style:font-size-complex="12pt"/>
    </style:style>
    <style:style style:name="T48" style:family="text">
      <style:text-properties style:font-name="Liberation Serif" fo:font-size="12pt" officeooo:rsid="0019ddcb" style:font-size-asian="12pt" style:font-size-complex="12pt"/>
    </style:style>
    <style:style style:name="T49" style:family="text">
      <style:text-properties style:font-name="Liberation Serif" fo:font-size="12pt" officeooo:rsid="001a20fc" style:font-size-asian="12pt" style:font-size-complex="12pt"/>
    </style:style>
    <style:style style:name="T50" style:family="text">
      <style:text-properties style:font-name="Liberation Serif" fo:font-size="12pt" officeooo:rsid="001ca719" style:font-size-asian="12pt" style:font-size-complex="12pt"/>
    </style:style>
    <style:style style:name="T51" style:family="text">
      <style:text-properties style:font-name="Liberation Serif" fo:font-size="12pt" officeooo:rsid="00214f55" style:font-size-asian="12pt" style:font-size-complex="12pt"/>
    </style:style>
    <style:style style:name="T52" style:family="text">
      <style:text-properties style:font-name="Liberation Serif" fo:font-size="12pt" officeooo:rsid="001c74d1" style:font-size-asian="12pt" style:font-size-complex="12pt"/>
    </style:style>
    <style:style style:name="T53" style:family="text">
      <style:text-properties style:font-name="Liberation Serif" fo:font-size="12pt" officeooo:rsid="0022e61f" style:font-size-asian="12pt" style:font-size-complex="12pt"/>
    </style:style>
    <style:style style:name="T54" style:family="text">
      <style:text-properties officeooo:rsid="001bc6fd"/>
    </style:style>
    <style:style style:name="T55" style:family="text">
      <style:text-properties officeooo:rsid="001ca719"/>
    </style:style>
    <style:style style:name="T56" style:family="text">
      <style:text-properties style:font-name="SFBX1728" fo:font-size="17pt" style:font-size-asian="17pt" style:font-size-complex="12pt"/>
    </style:style>
    <style:style style:name="T57" style:family="text">
      <style:text-properties style:font-name="SFBX1728" fo:font-size="17pt" officeooo:rsid="001e70e3" style:font-size-asian="17pt" style:font-size-complex="12pt"/>
    </style:style>
    <style:style style:name="T58" style:family="text">
      <style:text-properties fo:color="#000000" loext:opacity="100%" officeooo:rsid="001e70e3"/>
    </style:style>
    <style:style style:name="T59" style:family="text">
      <style:text-properties fo:color="#000000" loext:opacity="100%" officeooo:rsid="00214f55"/>
    </style:style>
    <style:style style:name="T60" style:family="text">
      <style:text-properties fo:color="#000000" loext:opacity="100%" style:font-name="Liberation Serif" fo:font-size="12pt" fo:letter-spacing="normal" fo:font-weight="normal" style:font-size-asian="12pt" style:font-size-complex="12pt"/>
    </style:style>
    <style:style style:name="T61" style:family="text">
      <style:text-properties fo:color="#000000" loext:opacity="100%" style:font-name="Liberation Serif" fo:font-size="12pt" fo:letter-spacing="normal" fo:font-style="italic" fo:font-weight="normal" style:font-size-asian="12pt" style:font-size-complex="12pt"/>
    </style:style>
    <style:style style:name="T62" style:family="text">
      <style:text-properties fo:color="#000000" loext:opacity="100%" style:font-name="Liberation Serif" fo:font-size="12pt" style:font-size-asian="12pt" style:font-size-complex="12pt"/>
    </style:style>
    <style:style style:name="T63" style:family="text">
      <style:text-properties officeooo:rsid="001f979c"/>
    </style:style>
    <style:style style:name="T64" style:family="text">
      <style:text-properties officeooo:rsid="00214f55"/>
    </style:style>
    <style:style style:name="T65" style:family="text">
      <style:text-properties style:font-name="Liberation Serif"/>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22e61f" style:font-size-asian="12pt" style:font-size-complex="12pt"/>
    </style:style>
    <style:style style:name="T68" style:family="text">
      <style:text-properties officeooo:rsid="0022e6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8"><text:span text:style-name="T57">P</text:span><text:span text:style-name="T56">ositionnement thématique :</text:span></text:p>
      <text:p text:style-name="P11">Informatique, Mathématiques, Physique</text:p>
      <text:p text:style-name="P16"/>
      <text:p text:style-name="P26">Mots clés:</text:p>
      <text:p text:style-name="P20">Français : Nombre<text:span text:style-name="T55">s</text:span> aléatoire<text:span text:style-name="T55">s</text:span>, Diehard tests, Mouvement Brownien, Chaos, Chiffrement</text:p>
      <text:p text:style-name="P20">Anglais : Random numbers, Diehard tests, Brownian motion, Chaos, Encryption</text:p>
      <text:p text:style-name="P27"><text:line-break/></text:p>
      <text:p text:style-name="P15"><text:span text:style-name="T57">Bibliographie commentée :</text:span><text:tab/></text:p>
      <text:p text:style-name="P15"/>
      <text:p text:style-name="P15"/>
      <text:p text:style-name="P2"><text:tab/>La quête vers le générateur de nombre « idéal » est une course que mène tous les géants de l’informatique et de la cybersécurité. Le terme « idéal » vient du fait que les générateurs de nombres aléatoires sont souvent des générateurs dits pseudo-aléatoires, c’est-à-dire que le procédé de génération du nombre suit un algorithme entièrement déterministe et dépend donc d’une graine pour démarrer l’algorithme, leur spécialité réside dans le fait qu’une infime variation de la graine de départ donne un résultat totalement différent selon la qualité du générateur, mais cela n’empêche pas le fait que si nous connaissons la graine alors nous connaissons nécessairement le résultat.</text:p>
      <text:p text:style-name="P1">La difficulté réside donc dans la production de ces nombres mais surtout dans la caractérisation du hasard.</text:p>
      <text:p text:style-name="P1"/>
      <text:p text:style-name="P3"><text:span text:style-name="T1">Plusieurs mathématiciens se sont intéressé à ce domaine dont Augustin Cournot qui définit le hasard par :</text:span><text:span text:style-name="T2">« Les événements amenés par la combinaison ou la rencontre de phénomènes qui appartiennent à des séries indépendantes, dans l'ordre de la causalité, sont ce qu'on nomme des événements </text:span><text:span text:style-name="T37">fortuits</text:span><text:span text:style-name="T3"> </text:span><text:span text:style-name="T2">ou des résultats du </text:span><text:span text:style-name="T37">hasard</text:span><text:span text:style-name="T3"> </text:span><text:span text:style-name="T2">»</text:span><text:span text:style-name="T44"> [</text:span><text:span text:style-name="T45">1]. Nous pouvons aussi citer </text:span><text:span text:style-name="T46">Per Martin-Löf et</text:span><text:span text:style-name="T45"> Andre</text:span><text:span text:style-name="T46">ï</text:span><text:span text:style-name="T45"> Kolmogorov qui </text:span><text:span text:style-name="T46">ont </text:span><text:span text:style-name="T45">définit </text:span><text:span text:style-name="T46">par leur</text:span><text:span text:style-name="T51">s</text:span><text:span text:style-name="T46"> travaux</text:span><text:span text:style-name="T45"> la notion de « complexité aléatoire » </text:span><text:span text:style-name="T46">afin de caractériser les suites aléatoires.</text:span><text:span text:style-name="T45"> </text:span><text:span text:style-name="T51">[2]</text:span></text:p>
      <text:p text:style-name="P5"/>
      <text:p text:style-name="P4"><text:span text:style-name="T45">D’</text:span><text:span text:style-name="T44">un point de vue pratique plusieurs test ont été établis par plusieurs mathématiciens et informaticiens afin de vérifier la qualité d’un générateur de nombres aléatoires. Une des banques de test les plus connues est la banque de test Diehard </text:span><text:span text:style-name="T50">[</text:span><text:span text:style-name="T51">3</text:span><text:span text:style-name="T50">] </text:span><text:span text:style-name="T44">établie par </text:span><text:span text:style-name="T48">un mathématicien américain </text:span><text:span text:style-name="T44">George Marsaglia, pendant de nombreuses années et publiés pour la première fois en 1995 [</text:span><text:span text:style-name="T51">4</text:span><text:span text:style-name="T44">], </text:span><text:span text:style-name="T49">qui consistent en une vingtaine de tests statistiques que le générateur doit passer en fonction du niveau d’exigence demandé. (La qualité exigée pour un générateur utilisé en cybersécurité n’est pas la même que celle d’un générateur d’un jeu vidéo par exemple)</text:span></text:p>
      <text:p text:style-name="P5"/>
      <text:p text:style-name="P7">Pour revenir aux générateurs pseudo-aléatoires, la graine peut parfois être la date et l’heure de l’exécution du programme au millième de secondes près par exemple, ou encore dans certain processeur, il existe des puces qui détectent un phénomène appelée « Le bruit thermique » qui consiste<text:span text:style-name="T54">nt</text:span> globalement à mesurer les infimes <text:span text:style-name="T68">et très rapides fluctuations</text:span> de température , <text:span text:style-name="T54">ou encore des générateurs quantiques de nombres aléatoires qui se basent sur des phénomènes à l’échelle microscopique tel que l’effet photo-électrique. Ces deux modes opératoires sont par exemple utilisés par un des leaders de fabrications des processeur : Intel, <text:s/>qui développe dans une séries de documents publique d’accès [</text:span><text:span text:style-name="T64">5</text:span><text:span text:style-name="T54">], comment ils procèdent à la génération de nombres aléatoires et quels sont les différents tests réussis par leurs générateurs, notamment les tests Diehard.</text:span></text:p>
      <text:p text:style-name="P7"/>
      <text:p text:style-name="P32"><text:soft-page-break/><text:span text:style-name="T52">Ce domaine des mathématiques et de l’informatique est fortement liée à un domaine qui étudie « les phénomènes chaotiques » qui sont des phénomènes </text:span><text:span text:style-name="T53">très sensibles aux conditions initiales,</text:span><text:span text:style-name="T2">des différences infimes dans les conditions initiales entraînent des résultats totalement différents, rendant en général toute prédiction impossible à long terme. </text:span><text:span text:style-name="T52">En effet plusieurs générateurs exploitent de tels phénomènes afin de générer des nombres aléatoire. Nous pouvons citer la société </text:span><text:span text:style-name="T50">de sécurité informatique </text:span><text:span text:style-name="T52">Cloudflare qui utilise des lampes à lave afin de générer des graines aléatoires pour les utiliser dans leurs programmes [</text:span><text:span text:style-name="T51">6</text:span><text:span text:style-name="T52">].</text:span></text:p>
      <text:p text:style-name="P8"/>
      <text:p text:style-name="P8"/>
      <text:p text:style-name="P5"/>
      <text:p text:style-name="P16"/>
      <text:p text:style-name="P16"/>
      <text:p text:style-name="P16"/>
      <text:p text:style-name="P16"/>
      <text:p text:style-name="P16"/>
      <text:p text:style-name="P29"/>
      <text:p text:style-name="Text_20_body"><text:line-break/><text:line-break/><text:bookmark text:name="docs-internal-guid-3937de23-7fff-3a37-ad8e-7a85e84ad76a"/><text:span text:style-name="T22">Problématique:</text:span></text:p>
      <text:p text:style-name="Text_20_body"><text:span text:style-name="T15">Dans quelle mesure un phénomène chaotique peut il être un bon générateur aléatoire ? Dans ce TIPE nous nous intéressons surtout au mouvement brownien comme phénomène chaotique </text:span><text:span text:style-name="T16">et comme base de nos expérience.</text:span><text:line-break/></text:p>
      <text:p text:style-name="P24"><text:line-break/><text:span text:style-name="T22">Objectif du TIPE:</text:span></text:p>
      <text:p text:style-name="P14">1) Définir le mouvement brownien <text:span text:style-name="T63">[</text:span><text:span text:style-name="T64">7</text:span><text:span text:style-name="T63">]</text:span> et réaliser un montage capable de le simuler.</text:p>
      <text:p text:style-name="P14">2) Exploiter cette expérience afin de générer des nombres aléatoires</text:p>
      <text:p text:style-name="P14">3) Faire passer différents test à notre générateur de nombre afin d’en tirer des conclusions sur son efficacité.</text:p>
      <text:p text:style-name="P14"/>
      <text:p text:style-name="P14"/>
      <text:p text:style-name="P17">Références :</text:p>
      <text:p text:style-name="P6"/>
      <text:p text:style-name="P6"/>
      <text:p text:style-name="P19"><text:span text:style-name="T45">[</text:span><text:span text:style-name="T46">1] :</text:span><text:span text:style-name="T2">Augustin Cournot, </text:span><text:span text:style-name="Citation"><text:span text:style-name="T37">Exposition de la théorie des chances et des probabilités</text:span></text:span><text:span text:style-name="T2">, Paris, </text:span><text:span text:style-name="T44">1843 </text:span></text:p>
      <text:p text:style-name="P31"><text:span text:style-name="T51">[2] : </text:span><text:a xlink:type="simple" xlink:href="https://fr.wikipedia.org/wiki/Andrey_Kolmogorov" text:style-name="Internet_20_link" text:visited-style-name="Visited_20_Internet_20_Link"><text:span text:style-name="T18">Andrey Kolmogorov</text:span></text:a><text:span text:style-name="T21">, « </text:span><text:span text:style-name="Citation"><text:span text:style-name="T60">On Tables of Random Numbers</text:span></text:span><text:span text:style-name="Citation"><text:span text:style-name="T25"> </text:span></text:span><text:span text:style-name="T21">», </text:span><text:span text:style-name="T61">Sankhyā Ser. A.</text:span><text:span text:style-name="T21">, </text:span><text:span text:style-name="T62">vol.</text:span><text:span text:style-name="T24"> </text:span><text:span text:style-name="T21">25,‎ </text:span><text:span text:style-name="T62">1963</text:span><text:span text:style-name="T21">, </text:span><text:span text:style-name="T62">p.</text:span><text:span text:style-name="T24"> </text:span><text:span text:style-name="T21">369–375 (</text:span><text:a xlink:type="simple" xlink:href="https://fr.wikipedia.org/wiki/Mathematical_Reviews" text:style-name="Internet_20_link" text:visited-style-name="Visited_20_Internet_20_Link">Math Reviews</text:a><text:span text:style-name="T14"> </text:span><text:a xlink:type="simple" xlink:href="https://www.ams.org/mathscinet-getitem?mr=178484" text:style-name="Internet_20_link" text:visited-style-name="Visited_20_Internet_20_Link"><text:span text:style-name="T20">178484</text:span></text:a><text:span text:style-name="T21">)</text:span><text:span text:style-name="T62"> </text:span></text:p>
      <text:p text:style-name="P9">[<text:span text:style-name="T64">3</text:span>] : https://en.wikipedia.org/wiki/Diehard_tests</text:p>
      <text:p text:style-name="P19"><text:span text:style-name="T51">[4</text:span><text:span text:style-name="T47">] :</text:span><text:bookmark text:name="1995"/><text:a xlink:type="simple" xlink:href="http://stat.fsu.edu/pub/diehard/" text:style-name="Internet_20_link" text:visited-style-name="Visited_20_Internet_20_Link"><text:span text:style-name="T13">« </text:span></text:a><text:a xlink:type="simple" xlink:href="http://stat.fsu.edu/pub/diehard/" text:style-name="Internet_20_link" text:visited-style-name="Visited_20_Internet_20_Link"><text:span text:style-name="Citation"><text:span text:style-name="T13">The Marsaglia Random Number CDROM including the Diehard Battery of Tests of Randomness </text:span></text:span></text:a><text:a xlink:type="simple" xlink:href="http://stat.fsu.edu/pub/diehard/" text:style-name="Internet_20_link" text:visited-style-name="Visited_20_Internet_20_Link">»</text:a><text:span text:style-name="T13">,</text:span><text:a xlink:type="simple" xlink:href="https://fr.wikipedia.org/wiki/Florida_State_University" text:style-name="Internet_20_link" text:visited-style-name="Visited_20_Internet_20_Link"><text:span text:style-name="T14">Florida State University</text:span></text:a><text:span text:style-name="T21">, 1995</text:span></text:p>
      <text:p text:style-name="P12">[<text:span text:style-name="T64">5</text:span>] :<text:a xlink:type="simple" xlink:href="https://software.intel.com/content/www/us/en/develop/documentation/onemkl-vsnotes/top/introduction.html" text:style-name="Internet_20_link" text:visited-style-name="Visited_20_Internet_20_Link">https://software.intel.com/content/www/us/en/develop/documentation/onemkl-vsnotes/top/introduction.html</text:a> </text:p>
      <text:p text:style-name="P13">[<text:span text:style-name="T64">6</text:span>] : <text:a xlink:type="simple" xlink:href="https://www.cloudflare.com/fr-fr/learning/ssl/lava-lamp-encryption/" text:style-name="Internet_20_link" text:visited-style-name="Visited_20_Internet_20_Link">https://www.cloudflare.com/fr-fr/learning/ssl/lava-lamp-encryption/</text:a></text:p>
      <text:p text:style-name="P10"><text:span text:style-name="T58">[</text:span><text:span text:style-name="T59">7</text:span><text:span text:style-name="T58">] </text:span><text:bookmark text:name="docs-internal-guid-a1842acd-7fff-1f24-af60-232a043ecf8f"/><text:span text:style-name="T17">Article du 15 octobre 2006 de Jean-Pierre Kahane sur le mouvement brownien:</text:span></text:p>
      <text:p text:style-name="P22"><text:a xlink:type="simple" xlink:href="https://images.math.cnrs.fr/Le-mouvement-brownien-et-son.html" text:style-name="Internet_20_link" text:visited-style-name="Visited_20_Internet_20_Link"><text:span text:style-name="T26">https://images.math.cnrs.fr/Le-mouvement-brownien-et-son.html</text:span></text:a></text:p>
      <text:p text:style-name="P21"><text:bookmark text:name="docs-internal-guid-208e75b8-7fff-6696-84e4-f29a0983cf9a"/><text:soft-page-break/>Tiré de son essai : “Le mouvement brownien. Un essai sur les origines de la théorie mathématique”, Société mathématique de France 1998</text:p>
      <text:p text:style-name="P23"><text:a xlink:type="simple" xlink:href="http://132.248.17.170/journals/SC/1998/3/pdf/smf_sem-cong_3_123-155.pdf" text:style-name="Internet_20_link" text:visited-style-name="Visited_20_Internet_20_Link"><text:span text:style-name="T27">http://132.248.17.170/journals/SC/1998/3/pdf/smf_sem-cong_3_123-155.pdf</text:span></text:a></text:p>
      <text:p text:style-name="P14"/>
      <text:p text:style-name="P14"/>
      <text:p text:style-name="P14"/>
      <text:p text:style-name="P14"/>
      <text:p text:style-name="P14"/>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sans-serif" svg:font-family="sans-serif"/>
    <style:font-face style:name="Arial2" svg:font-family="Arial" style:font-family-generic="swiss"/>
    <style:font-face style:name="Liberation Serif" svg:font-family="'Liberation Serif'" style:font-family-generic="roman" style:font-pitch="variable"/>
    <style:font-face style:name="SFBX1728" svg:font-family="SFBX1728"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31T17:20:22.086000000</meta:creation-date>
    <dc:date>2021-06-03T12:02:04.006000000</dc:date>
    <meta:editing-duration>PT1H36M16S</meta:editing-duration>
    <meta:editing-cycles>6</meta:editing-cycles>
    <meta:generator>LibreOffice/7.1.2.2$Windows_X86_64 LibreOffice_project/8a45595d069ef5570103caea1b71cc9d82b2aae4</meta:generator>
    <meta:document-statistic meta:table-count="0" meta:image-count="0" meta:object-count="0" meta:page-count="3" meta:paragraph-count="30" meta:word-count="742" meta:character-count="5121" meta:non-whitespace-character-count="4399"/>
  </office:meta>
</office:document-meta>
</file>